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5"/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2" table:formula="of:=POWER(2; 1/12)" office:value-type="float" office:value="1.0594630943593" calcext:value-type="float">
            <text:p>1,05946309</text:p>
          </table:table-cell>
          <table:table-cell office:value-type="float" office:value="127" calcext:value-type="float">
            <text:p>127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4" table:formula="of:=[.C5]/[.$C$1]" office:value-type="float" office:value="261.625565300599" calcext:value-type="float">
            <text:p>261,63</text:p>
          </table:table-cell>
          <table:table-cell table:style-name="ce3" table:formula="of:=([.C4]*[.$D$1])/[.$E$1]" office:value-type="float" office:value="0.132905787172704" calcext:value-type="float">
            <text:p>0,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#</text:p>
          </table:table-cell>
          <table:table-cell table:formula="of:=[.C6]/[.$C$1]" office:value-type="float" office:value="277.182630976872" calcext:value-type="float">
            <text:p>277,18</text:p>
          </table:table-cell>
          <table:table-cell table:style-name="ce3" table:formula="of:=([.C5]*[.$D$1])/[.$E$1]" office:value-type="float" office:value="0.140808776536251" calcext:value-type="float">
            <text:p>0,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4" table:formula="of:=[.C7]/[.$C$1]" office:value-type="float" office:value="293.664767917407" calcext:value-type="float">
            <text:p>293,66</text:p>
          </table:table-cell>
          <table:table-cell table:style-name="ce3" table:formula="of:=([.C6]*[.$D$1])/[.$E$1]" office:value-type="float" office:value="0.149181702102043" calcext:value-type="float">
            <text:p>0,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#</text:p>
          </table:table-cell>
          <table:table-cell table:formula="of:=[.C8]/[.$C$1]" office:value-type="float" office:value="311.126983722081" calcext:value-type="float">
            <text:p>311,13</text:p>
          </table:table-cell>
          <table:table-cell table:style-name="ce3" table:formula="of:=([.C7]*[.$D$1])/[.$E$1]" office:value-type="float" office:value="0.158052507730817" calcext:value-type="float">
            <text:p>0,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style-name="ce4" table:formula="of:=[.C9]/[.$C$1]" office:value-type="float" office:value="329.62755691287" calcext:value-type="float">
            <text:p>329,63</text:p>
          </table:table-cell>
          <table:table-cell table:style-name="ce3" table:formula="of:=([.C8]*[.$D$1])/[.$E$1]" office:value-type="float" office:value="0.167450798911738" calcext:value-type="float">
            <text:p>0,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style-name="ce4" table:formula="of:=[.C10]/[.$C$1]" office:value-type="float" office:value="349.228231433004" calcext:value-type="float">
            <text:p>349,23</text:p>
          </table:table-cell>
          <table:table-cell table:style-name="ce3" table:formula="of:=([.C9]*[.$D$1])/[.$E$1]" office:value-type="float" office:value="0.177407941567966" calcext:value-type="float">
            <text:p>0,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#</text:p>
          </table:table-cell>
          <table:table-cell table:formula="of:=[.C11]/[.$C$1]" office:value-type="float" office:value="369.994422711634" calcext:value-type="float">
            <text:p>369,99</text:p>
          </table:table-cell>
          <table:table-cell table:style-name="ce3" table:formula="of:=([.C10]*[.$D$1])/[.$E$1]" office:value-type="float" office:value="0.18795716673751" calcext:value-type="float">
            <text:p>0,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style-name="ce4" table:formula="of:=[.C12]/[.$C$1]" office:value-type="float" office:value="391.995435981749" calcext:value-type="float">
            <text:p>392,00</text:p>
          </table:table-cell>
          <table:table-cell table:style-name="ce3" table:formula="of:=([.C11]*[.$D$1])/[.$E$1]" office:value-type="float" office:value="0.199133681478729" calcext:value-type="float">
            <text:p>0,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formula="of:=[.C13]/[.$C$1]" office:value-type="float" office:value="415.304697579945" calcext:value-type="float">
            <text:p>415,30</text:p>
          </table:table-cell>
          <table:table-cell table:style-name="ce3" table:formula="of:=([.C12]*[.$D$1])/[.$E$1]" office:value-type="float" office:value="0.210974786370612" calcext:value-type="float">
            <text:p>0,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style-name="ce4" office:value-type="float" office:value="440" calcext:value-type="float">
            <text:p>440,00</text:p>
          </table:table-cell>
          <table:table-cell table:style-name="ce3" table:formula="of:=([.C13]*[.$D$1])/[.$E$1]" office:value-type="float" office:value="0.22352" calcext:value-type="float">
            <text:p>0,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#</text:p>
          </table:table-cell>
          <table:table-cell table:formula="of:=[.C13]*[.$C$1]" office:value-type="float" office:value="466.16376151809" calcext:value-type="float">
            <text:p>466,16</text:p>
          </table:table-cell>
          <table:table-cell table:style-name="ce3" table:formula="of:=([.C14]*[.$D$1])/[.$E$1]" office:value-type="float" office:value="0.23681119085119" calcext:value-type="float">
            <text:p>0,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style-name="ce4" table:formula="of:=[.C14]*[.$C$1]" office:value-type="float" office:value="493.883301256124" calcext:value-type="float">
            <text:p>493,88</text:p>
          </table:table-cell>
          <table:table-cell table:style-name="ce3" table:formula="of:=([.C15]*[.$D$1])/[.$E$1]" office:value-type="float" office:value="0.250892717038111" calcext:value-type="float">
            <text:p>0,25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style-name="ce4" table:formula="of:=[.C18]/[.$C$1]" office:value-type="float" office:value="523.251130601197" calcext:value-type="float">
            <text:p>523,25</text:p>
          </table:table-cell>
          <table:table-cell table:style-name="ce3" table:formula="of:=([.C17]*[.$D$1])/[.$E$1]" office:value-type="float" office:value="0.265811574345408" calcext:value-type="float">
            <text:p>0,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#</text:p>
          </table:table-cell>
          <table:table-cell table:formula="of:=[.C19]/[.$C$1]" office:value-type="float" office:value="554.365261953744" calcext:value-type="float">
            <text:p>554,37</text:p>
          </table:table-cell>
          <table:table-cell table:style-name="ce3" table:formula="of:=([.C18]*[.$D$1])/[.$E$1]" office:value-type="float" office:value="0.281617553072502" calcext:value-type="float">
            <text:p>0,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style-name="ce4" table:formula="of:=[.C20]/[.$C$1]" office:value-type="float" office:value="587.329535834815" calcext:value-type="float">
            <text:p>587,33</text:p>
          </table:table-cell>
          <table:table-cell table:style-name="ce3" table:formula="of:=([.C19]*[.$D$1])/[.$E$1]" office:value-type="float" office:value="0.298363404204086" calcext:value-type="float">
            <text:p>0,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#</text:p>
          </table:table-cell>
          <table:table-cell table:formula="of:=[.C21]/[.$C$1]" office:value-type="float" office:value="622.253967444162" calcext:value-type="float">
            <text:p>622,25</text:p>
          </table:table-cell>
          <table:table-cell table:style-name="ce3" table:formula="of:=([.C20]*[.$D$1])/[.$E$1]" office:value-type="float" office:value="0.316105015461634" calcext:value-type="float">
            <text:p>0,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4" table:formula="of:=[.C22]/[.$C$1]" office:value-type="float" office:value="659.25511382574" calcext:value-type="float">
            <text:p>659,26</text:p>
          </table:table-cell>
          <table:table-cell table:style-name="ce3" table:formula="of:=([.C21]*[.$D$1])/[.$E$1]" office:value-type="float" office:value="0.334901597823476" calcext:value-type="float">
            <text:p>0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style-name="ce4" table:formula="of:=[.C23]/[.$C$1]" office:value-type="float" office:value="698.456462866008" calcext:value-type="float">
            <text:p>698,46</text:p>
          </table:table-cell>
          <table:table-cell table:style-name="ce3" table:formula="of:=([.C22]*[.$D$1])/[.$E$1]" office:value-type="float" office:value="0.354815883135932" calcext:value-type="float">
            <text:p>0,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#</text:p>
          </table:table-cell>
          <table:table-cell table:formula="of:=[.C24]/[.$C$1]" office:value-type="float" office:value="739.988845423269" calcext:value-type="float">
            <text:p>739,99</text:p>
          </table:table-cell>
          <table:table-cell table:style-name="ce3" table:formula="of:=([.C23]*[.$D$1])/[.$E$1]" office:value-type="float" office:value="0.37591433347502" calcext:value-type="float">
            <text:p>0,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style-name="ce4" table:formula="of:=[.C25]/[.$C$1]" office:value-type="float" office:value="783.990871963499" calcext:value-type="float">
            <text:p>783,99</text:p>
          </table:table-cell>
          <table:table-cell table:style-name="ce3" table:formula="of:=([.C24]*[.$D$1])/[.$E$1]" office:value-type="float" office:value="0.398267362957457" calcext:value-type="float">
            <text:p>0,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#</text:p>
          </table:table-cell>
          <table:table-cell table:formula="of:=[.C26]/[.$C$1]" office:value-type="float" office:value="830.60939515989" calcext:value-type="float">
            <text:p>830,61</text:p>
          </table:table-cell>
          <table:table-cell table:style-name="ce3" table:formula="of:=([.C25]*[.$D$1])/[.$E$1]" office:value-type="float" office:value="0.421949572741224" calcext:value-type="float">
            <text:p>0,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4" office:value-type="float" office:value="880" calcext:value-type="float">
            <text:p>880,00</text:p>
          </table:table-cell>
          <table:table-cell table:style-name="ce3" table:formula="of:=([.C26]*[.$D$1])/[.$E$1]" office:value-type="float" office:value="0.44704" calcext:value-type="float">
            <text:p>0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#</text:p>
          </table:table-cell>
          <table:table-cell table:formula="of:=[.C26]*[.$C$1]" office:value-type="float" office:value="932.32752303618" calcext:value-type="float">
            <text:p>932,33</text:p>
          </table:table-cell>
          <table:table-cell table:style-name="ce3" table:formula="of:=([.C27]*[.$D$1])/[.$E$1]" office:value-type="float" office:value="0.473622381702379" calcext:value-type="float">
            <text:p>0,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4" table:formula="of:=[.C27]*[.$C$1]" office:value-type="float" office:value="987.766602512248" calcext:value-type="float">
            <text:p>987,77</text:p>
          </table:table-cell>
          <table:table-cell table:style-name="ce3" table:formula="of:=([.C28]*[.$D$1])/[.$E$1]" office:value-type="float" office:value="0.501785434076222" calcext:value-type="float">
            <text:p>0,50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style-name="ce4" table:formula="of:=[.C31]/[.$C$1]" office:value-type="float" office:value="1046.50226120239" calcext:value-type="float">
            <text:p>1046,50</text:p>
          </table:table-cell>
          <table:table-cell table:style-name="ce3" table:formula="of:=([.C30]*[.$D$1])/[.$E$1]" office:value-type="float" office:value="0.531623148690816" calcext:value-type="float">
            <text:p>0,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#</text:p>
          </table:table-cell>
          <table:table-cell table:formula="of:=[.C32]/[.$C$1]" office:value-type="float" office:value="1108.73052390749" calcext:value-type="float">
            <text:p>1108,73</text:p>
          </table:table-cell>
          <table:table-cell table:style-name="ce3" table:formula="of:=([.C31]*[.$D$1])/[.$E$1]" office:value-type="float" office:value="0.563235106145004" calcext:value-type="float">
            <text:p>0,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4" table:formula="of:=[.C33]/[.$C$1]" office:value-type="float" office:value="1174.65907166963" calcext:value-type="float">
            <text:p>1174,66</text:p>
          </table:table-cell>
          <table:table-cell table:style-name="ce3" table:formula="of:=([.C32]*[.$D$1])/[.$E$1]" office:value-type="float" office:value="0.596726808408172" calcext:value-type="float">
            <text:p>0,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#</text:p>
          </table:table-cell>
          <table:table-cell table:formula="of:=[.C34]/[.$C$1]" office:value-type="float" office:value="1244.50793488832" calcext:value-type="float">
            <text:p>1244,51</text:p>
          </table:table-cell>
          <table:table-cell table:style-name="ce3" table:formula="of:=([.C33]*[.$D$1])/[.$E$1]" office:value-type="float" office:value="0.632210030923268" calcext:value-type="float">
            <text:p>0,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style-name="ce4" table:formula="of:=[.C35]/[.$C$1]" office:value-type="float" office:value="1318.51022765148" calcext:value-type="float">
            <text:p>1318,51</text:p>
          </table:table-cell>
          <table:table-cell table:style-name="ce3" table:formula="of:=([.C34]*[.$D$1])/[.$E$1]" office:value-type="float" office:value="0.669803195646952" calcext:value-type="float">
            <text:p>0,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4" table:formula="of:=[.C36]/[.$C$1]" office:value-type="float" office:value="1396.91292573202" calcext:value-type="float">
            <text:p>1396,91</text:p>
          </table:table-cell>
          <table:table-cell table:style-name="ce3" table:formula="of:=([.C35]*[.$D$1])/[.$E$1]" office:value-type="float" office:value="0.709631766271864" calcext:value-type="float">
            <text:p>0,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[.C37]/[.$C$1]" office:value-type="float" office:value="1479.97769084654" calcext:value-type="float">
            <text:p>1479,98</text:p>
          </table:table-cell>
          <table:table-cell table:style-name="ce3" table:formula="of:=([.C36]*[.$D$1])/[.$E$1]" office:value-type="float" office:value="0.751828666950041" calcext:value-type="float">
            <text:p>0,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style-name="ce4" table:formula="of:=[.C38]/[.$C$1]" office:value-type="float" office:value="1567.981743927" calcext:value-type="float">
            <text:p>1567,98</text:p>
          </table:table-cell>
          <table:table-cell table:style-name="ce3" table:formula="of:=([.C37]*[.$D$1])/[.$E$1]" office:value-type="float" office:value="0.796534725914915" calcext:value-type="float">
            <text:p>0,8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#</text:p>
          </table:table-cell>
          <table:table-cell table:formula="of:=[.C39]/[.$C$1]" office:value-type="float" office:value="1661.21879031978" calcext:value-type="float">
            <text:p>1661,22</text:p>
          </table:table-cell>
          <table:table-cell table:style-name="ce3" table:formula="of:=([.C38]*[.$D$1])/[.$E$1]" office:value-type="float" office:value="0.843899145482449" calcext:value-type="float">
            <text:p>0,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style-name="ce4" office:value-type="float" office:value="1760" calcext:value-type="float">
            <text:p>1760,00</text:p>
          </table:table-cell>
          <table:table-cell table:style-name="ce3" table:formula="of:=([.C39]*[.$D$1])/[.$E$1]" office:value-type="float" office:value="0.89408" calcext:value-type="float">
            <text:p>0,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#</text:p>
          </table:table-cell>
          <table:table-cell table:formula="of:=[.C39]*[.$C$1]" office:value-type="float" office:value="1864.65504607236" calcext:value-type="float">
            <text:p>1864,66</text:p>
          </table:table-cell>
          <table:table-cell table:style-name="ce3" table:formula="of:=([.C40]*[.$D$1])/[.$E$1]" office:value-type="float" office:value="0.947244763404759" calcext:value-type="float">
            <text:p>0,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4" table:formula="of:=[.C40]*[.$C$1]" office:value-type="float" office:value="1975.5332050245" calcext:value-type="float">
            <text:p>1975,53</text:p>
          </table:table-cell>
          <table:table-cell table:style-name="ce3" table:formula="of:=([.C41]*[.$D$1])/[.$E$1]" office:value-type="float" office:value="1.00357086815244" calcext:value-type="float">
            <text:p>1,00</text:p>
          </table:table-cell>
          <table:table-cell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8:37:28.045994500</meta:creation-date>
    <dc:date>2026-02-02T06:56:38.330319900</dc:date>
    <meta:editing-duration>PT9M35S</meta:editing-duration>
    <meta:editing-cycles>1</meta:editing-cycles>
    <meta:document-statistic meta:table-count="1" meta:cell-count="147" meta:object-count="0"/>
    <meta:generator>LibreOffice/25.2.6.2$Windows_X86_64 LibreOffice_project/729c5bfe710f5eb71ed3bbde9e06a6065e9c6c5d</meta:generator>
  </office:meta>
</office:document-meta>
</file>